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cs" fo:country="CZ" fo:font-weight="bold" style:font-weight-asian="bold" style:font-weight-complex="bold"/>
    </style:style>
    <style:style style:name="P2" style:family="paragraph" style:parent-style-name="Standard">
      <style:paragraph-properties fo:text-align="justify" style:justify-single-word="false"/>
      <style:text-properties fo:language="cs" fo:country="CZ" fo:font-weight="normal" style:font-weight-asian="normal" style:font-weight-complex="normal"/>
    </style:style>
    <style:style style:name="P3" style:family="paragraph" style:parent-style-name="Standard">
      <style:paragraph-properties fo:text-align="justify" style:justify-single-word="false"/>
      <style:text-properties fo:language="cs" fo:country="CZ"/>
    </style:style>
    <style:style style:name="P4" style:family="paragraph" style:parent-style-name="Standard" style:list-style-name="L1">
      <style:paragraph-properties fo:text-align="justify" style:justify-single-word="false"/>
      <style:text-properties fo:language="cs" fo:country="CZ"/>
    </style:style>
    <style:style style:name="P5" style:family="paragraph" style:parent-style-name="Standard" style:list-style-name="L2">
      <style:paragraph-properties fo:text-align="justify" style:justify-single-word="false"/>
      <style:text-properties fo:language="cs" fo:country="CZ"/>
    </style:style>
    <style:style style:name="P6" style:family="paragraph" style:parent-style-name="Standard" style:list-style-name="L3">
      <style:paragraph-properties fo:text-align="justify" style:justify-single-word="false"/>
      <style:text-properties fo:language="cs" fo:country="CZ"/>
    </style:style>
    <style:style style:name="P7" style:family="paragraph" style:parent-style-name="Standard">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list-style-name="L8">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1">
      <style:paragraph-properties fo:text-align="justify" style:justify-single-word="false"/>
    </style:style>
    <style:style style:name="P12" style:family="paragraph" style:parent-style-name="Heading_20_3">
      <style:paragraph-properties fo:text-align="justify" style:justify-single-word="false"/>
      <style:text-properties fo:language="cs" fo:country="CZ"/>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Marketingový mix 5P (4P+P)</text:h>
      <text:p text:style-name="P7"/>
      <text:p text:style-name="P7">Pro dosažení marketingových cílů na trhu zvolilo vedení společnosti marketingový mix 5P (4P + „People“/„Lidé“), tedy jakýsi kompromis mezi tradiční koncepcí 4P a systémem 6P (případně 7P) typickým zejména pro společnosti pohybující se právě v oblasti služeb. [1]</text:p>
      <text:h text:style-name="P10" text:outline-level="2">Produkt</text:h>
      <text:p text:style-name="P7"/>
      <text:p text:style-name="P7">Produktem společnosti Czech Cuisine Consulting bude nabízení služeb v oblasti gastronomie. Veškeré poskytované služby se budou zaměřovat výhradně na českou, moravskou a případně oblastní kuchyni (dále jen „česká gastronomie“). Nabízené služby lze rozdělit do dvou základních skupin:</text:p>
      <text:p text:style-name="P3"/>
      <text:list xml:id="list20428302" text:style-name="L1">
        <text:list-item>
          <text:p text:style-name="P4">poskytování konzultací v oboru české gastronomie (dále jen „gastronomické poradenství“)</text:p>
        </text:list-item>
        <text:list-item>
          <text:p text:style-name="P4">realizace ukázkových akcí z různých oblastí české gastronomie (dále jen „ukázkové akce“)</text:p>
        </text:list-item>
      </text:list>
      <text:p text:style-name="P3"/>
      <text:p text:style-name="P1">Gastronomické poradenství</text:p>
      <text:p text:style-name="P3"/>
      <text:p text:style-name="P3">Jádrem služby gastronomické poradenství je verbální, obrazová popř. jiná komunikace zaměstnance a zákazníka, jejímž výstupem by na straně zákazníka mělo být získání potřebných informací z oblasti gastronomie.</text:p>
      <text:p text:style-name="P3"/>
      <text:p text:style-name="P3">Komunikace může mít typicky dvě fáze: nepřímou a přímou. Nepřímá fáze komunikace probíhá prostřednictvím komunikačního média (typicky telefonní či jiné elektronické linky) formou <text:s/>klasického telefonního či VoIP hovoru. Pokud tato fáze z nějakého důvodu není dostatečná či vhodná, můžou se obě strany domluvit na osobní schůzce, čímž komunikace přechází do druhé (přímé) fáze. Přímá fáze probíhá na předem smluveném místě a v předem smluveném čase. Osobní schůzka může proběhnout např. v místě trvalého či přechodného bydliště zákazníka nebo na jiném vhodném místě. Je povinností zákazníka zajistit aby služba na takovém místě mohla z technických, časových a jiných důvodů proběhnout. V rámci osobní schůzky společnost zajišťuje dopravu příslušného zaměstnance – konzultanta (viz „lidé“) na smluvené místo a zpět.</text:p>
      <text:p text:style-name="P3"/>
      <text:p text:style-name="P3">Obsahem komunikace mohou být rady různého charakteru týkající se týkající se zejména správného postupu přípravy konkrétního pokrmu, volby vhodných surovin a prostředků potřených pro přípravu (včetně jejich množství a kvality) a v neposlední řadě také správné servírování (ze stránky chuťové i vizuální) včetně vhodné volby nápojů a jiných doplňků podávaných spolu s konkrétním pokrmem.</text:p>
      <text:p text:style-name="P3"/>
      <text:p text:style-name="P3">Doba nepřímé fáze komunikace není nijak omezena, v případě časově náročnější diskuse je zákazníkovi doporučena osobní schůzka. Doba této schůzky rovněž typicky není omezena, avšak v období větší časové vytíženosti může být zákazník dotázán na odhadovanou dobu schůzky a tato doba může posléze být považována za maximální dobu schůzky a to z důvodu plánování časového rozvrhu zaměstnance obsluhujícího více klientů v rámci jednoho dne.</text:p>
      <text:p text:style-name="P3"/>
      <text:p text:style-name="P1">Ukázkové akce</text:p>
      <text:p text:style-name="P3"/>
      <text:p text:style-name="P3">Služba ukázkové akce zahrnuje kromě gastronomického poradenství (viz výše) i praktické ukázky přípravy pokrmů prováděné na objednávku na předem smluveném místě v předem smluveném čase.</text:p>
      <text:p text:style-name="P3"/>
      <text:p text:style-name="P3">Služba má dvě základní formy, lišící se zejména dobou trvání a definicí místa konání:</text:p>
      <text:p text:style-name="P3"><text:soft-page-break/></text:p>
      <text:list xml:id="list20408557" text:style-name="L2">
        <text:list-item>
          <text:p text:style-name="P5">krátkodobá ukázková akce</text:p>
        </text:list-item>
        <text:list-item>
          <text:p text:style-name="P5">tématicky zaměřená akce delšího trvání (dále „tématická akce“)</text:p>
        </text:list-item>
      </text:list>
      <text:p text:style-name="P3"/>
      <text:p text:style-name="P3">Krátkodobá akce trvá typicky jednu nebo více hodin. V průběhu této doby je zákazníkovi poskytováno gastronomické poradenství doprovázené praktickou ukázkou postupu přípravy a servírování pokrmu. Tato služba zákazníkovi poskytuje kromě získání teoretických informací i praktické zkušenosti. Dalším výstupem této služby je hotový pokrm v předem domluveném množství (dle množství použitých surovin). Volitelně může být součástí služby nákup a dodání potřebných surovin a případných potřeb potřebných pro přípravu a podávání pokrmu (viz doplňkové služby).</text:p>
      <text:p text:style-name="P3"/>
      <text:p text:style-name="P3">Tematická akce je nabízena v několika variantách dle aktuální nabídky na webových stránkách společnosti. Dlouhodobě jsou nabízeny tématicky zaměřené víkendové akce souhrnně označené jako „gurmánské víkendy“. Kromě toho je možná po předchozí domluvě realizace individuálních akcí různého zaměření, průběhu a doby trvání. </text:p>
      <text:p text:style-name="P3"/>
      <text:p text:style-name="P3">Služba „gurmánské víkendy“ trvá v základní podobě přibližně 1,5 dne (začátek v sobotu dopoledne, konec v neděli večer) nebo v rozšířené variantě přibližně 2,5 dne (začátek posunut na páteční odpoledne). Průběh akce je přizpůsoben pro větší počet zúčastněných osob. Součástí jsou služby poradenství a ukázkové akce, které jsou poskytovány ve větším rozsahu – hromadně pro všechny zúčastněné a všechny pokrmy spadající do tématického zaměření akce (podrobný popis akce včetně pokrmů je vždy k dispozici na webových stránkách společnosti). Služba dále obsahuje pohoštění (několikrát denně – typicky alespoň snídaně, obědy a večeře) sestavené z připravovaných pokrmů. Pohoštění je doplněno o ukázky správného servírování/podávání, volby vhodných nápojů a dalších doplňků pokrmu a případně jejich správné konzumace.</text:p>
      <text:p text:style-name="P3">Součástí je i doplňková služba zajištění potřebných surovin a dalších potřeb (nádobí a jiné vybavení kuchyně). Vzhledem k časovému rozsahu služby je typicky naší společností zjištěna další doplňková – ubytování pro předem stanovený počet osob. Tyto doplňkové služby je možné po domluvě vynechat v případě že je zákazník schopen je zajistit v požadovaném rozsahu a kvalitě.</text:p>
      <text:p text:style-name="P3"/>
      <text:p text:style-name="P3">Objednání této služby může probíhat telefonicky či přes webový portál firmy (specifické požadavky je třeba řešit výhradně telefonicky). O potvrzení objednávky je zákazník informován telefonicky. Tomuto potvrzení může předcházet telefonické upřesnění parametrů služby jako je dostupnost doplňkových služeb (viz příslušná kapitola).</text:p>
      <text:p text:style-name="P3"/>
      <text:p text:style-name="P3">TODO: Příklady témat gurmánských víkendů:</text:p>
      <text:p text:style-name="P7">Sladký víkend: sladká vína, ovocné šťávy, buchy, trdelník...</text:p>
      <text:p text:style-name="P7">Slaný víkend: zelí, maso, pivo, slivovice...</text:p>
      <text:p text:style-name="P7">Kuřecí/vepřový víkend: </text:p>
      <text:p text:style-name="P7">Oblastní víkendy: dle kuchyně určitého kraje, dostupné však pro zájemce po celé republice...</text:p>
      <text:p text:style-name="P7">TODO: Any ideas?</text:p>
      <text:h text:style-name="P12" text:outline-level="3">Doplňkové služby</text:h>
      <text:p text:style-name="P3"/>
      <text:p text:style-name="P3">Mezi poskytované doplňkové služby patří zejména:</text:p>
      <text:p text:style-name="P3"/>
      <text:list xml:id="list20416383" text:style-name="L3">
        <text:list-item>
          <text:p text:style-name="P6">nákup a dodávka potřebných surovin a případně kuchyňských potřeb </text:p>
          <text:p text:style-name="P6">(dále „dodávka surovin a potřeb“)</text:p>
        </text:list-item>
        <text:list-item>
          <text:p text:style-name="P6">zajištění ubytování</text:p>
        </text:list-item>
      </text:list>
      <text:p text:style-name="P3"/>
      <text:p text:style-name="P1">Dodávka surovin a potřeb</text:p>
      <text:p text:style-name="P3"><text:soft-page-break/></text:p>
      <text:p text:style-name="P3">Tato služba je poskytována ke krátkodobým a <text:s/>tematickým akcím. U krátkodobých akcí je dodávka nabízena volitelně po domluvě. Pro tematické akce se jedná o standardní doplňkovou službu a je poskytována automaticky pokud se zákazník se zaměstnancem nedomluví jinak – v takovém případě musí zákazník zajistit suroviny a potřeby v požadovaném množství a požadované kvality.</text:p>
      <text:p text:style-name="P3"/>
      <text:p text:style-name="P3">V rámci této služby naše společnost zajistí nákup surovin (často za zvýhodněné ceny), jejich dopravu do požadované lokality a volitelně v případě tematických akcí i vhodné podmínky pro jejich skladování.</text:p>
      <text:p text:style-name="P3"/>
      <text:p text:style-name="P3">Součástí této služby je informovat zákazníka o správném výběru a volbě jakosti surovin pro konkrétní pokrmy.</text:p>
      <text:p text:style-name="P3"/>
      <text:p text:style-name="P1">Zajištění ubytování</text:p>
      <text:p text:style-name="P2"/>
      <text:p text:style-name="P2">Naše společnost je schopna jako doplňkovou službu pro tematické akce poskytnout zajištění ubytovacích prostor a související služby nezbytné pro zajištění hygieny apod.</text:p>
      <text:p text:style-name="P2"/>
      <text:p text:style-name="P2">Zákazník je povinen společnost předem informovat o požadované kapacitě těchto prostor – může se <text:s/>lišit od počtu osob účastnících se tematické akce.</text:p>
      <text:p text:style-name="P2"/>
      <text:p text:style-name="P2">Tato služba nemusí být dostupná ve všech lokalitách a ročních obdobích. O dostupnosti bude zákazník informován přímo v rámci objednávky na webových stránkách (je-li informace dostupná), nebo telefonicky před potvrzením objednaných služeb.</text:p>
      <text:h text:style-name="P12" text:outline-level="3">Rozsah služeb</text:h>
      <text:p text:style-name="P3">Základní rozsah služeb je stanoven v části věnující se popisu produktu.</text:p>
      <text:p text:style-name="P3"/>
      <text:p text:style-name="P3">TODO: Omezení/sankce...</text:p>
      <text:p text:style-name="P3"/>
      <text:h text:style-name="P12" text:outline-level="3">Značka</text:h>
      <text:p text:style-name="P7">Společnost se prezentuje firemním logem (viz obrázek XY). Logem jsou opatřeny firemní vozy, veškeré propagační materiály i sídlo firmy.</text:p>
      <text:p text:style-name="P7"/>
      <text:p text:style-name="P7">TODO: Logo zde + přílohy (tam bude „HD“ a možná příklady použití?)</text:p>
      <text:h text:style-name="P10" text:outline-level="2">Cena</text:h>
      <text:p text:style-name="P2"/>
      <text:p text:style-name="P2">TODO: Stanovit ceny nějak realisticky?:</text:p>
      <text:p text:style-name="P2">-fiktivní/skutečný(rly fast) průzkum trhu?</text:p>
      <text:p text:style-name="P2">-náklady/výdaje...</text:p>
      <text:p text:style-name="P2"/>
      <text:p text:style-name="P1">Gastronomické poradenství</text:p>
      <text:p text:style-name="P7"/>
      <text:p text:style-name="P7">První (nepřímá) fáze poradenství je pro běžné (jednorázové) zákazníky prostřednictvím speciálně <text:s/>zřízené linky se zvýšeným tarifem. Poskytování linky s předčíslím 90X zastřešuje společnost Dial Telecom [2], která tuto službu naší společnosti nabídla za zvýhodněnou cenu. Cena hovoru byla při zavedení služby stanovena na 20 Kč/min. Počítá se s tím že cena hovoru bude v průběhu času upravována dle odezvy a zájmu zákazníků.</text:p>
      <text:p text:style-name="P7"/>
      <text:p text:style-name="P7"><text:soft-page-break/>Pokud se v rámci první fáze poradenství rozhodne zákazník využít osobní konzultace je mu poplatek za první fázi prominut stržením příslušné částky z celkové platby za osobní konzultaci (maximálně však do 50% ceny za osobní konzultaci).</text:p>
      <text:p text:style-name="P7"/>
      <text:p text:style-name="P7">Pro dlouhodobé zákazníky a registrované gastronomické provozy je zřízena bezplatná linka (u některých mobilních operátorů linka s běžným zpoplatněním). Použití této linky je podmíněno znalostí unikátního číselného kódu, které je zadáno na klávesnici telefonu a po přijetí zpracováno telefonní ústřednou naší společnosti, případně je možný vstup bez znalosti kódu – zákazník je v takovém případě dotázán operátorem o uvedení identity. Alternativně mohou stálí zákazníci využít bezplatnou VoIP linku.</text:p>
      <text:p text:style-name="P7"/>
      <text:p text:style-name="P7">Základem ceny osobní konzultace je paušální poplatek 200 Kč/hod pro 1-2 osoby. Za každé 2 další osoby účastnící se konzultace je účtován poplatek 100 Kč/hod. Doprava konzultanta k zákazníkovi je do 5 km zdarma, při větší vzdálenosti je cena stanovena dle části „Dopravné“.</text:p>
      <text:p text:style-name="P7"/>
      <text:p text:style-name="P7">Platba za druhou fázi služby probíhá buďto v hotovosti v rámci osobní konzultace nebo převodem na bankovní či PayPal účet společnosti do stanoveného data splatnosti (typicky 14 dní).</text:p>
      <text:p text:style-name="P7"/>
      <text:p text:style-name="P7">Pro stálé zákazníky jsou poskytovány slevy na osobní konzultace dle části „Věrnostní slevy“. Kromě těchto tabulkových zvýhodnění je možné se domluvit na individuálních platebních podmínkách.</text:p>
      <text:p text:style-name="P7"/>
      <text:p text:style-name="P1">Ukázkové akce</text:p>
      <text:p text:style-name="P2"/>
      <text:p text:style-name="P2">Ukázkové akce je možné domluvit prostřednictvím bezplatné linky (u některých mobilních operátorů linka s běžným zpoplatněním) nebo rovněž bezplatné VoIP linky či pomocí formuláře na webových stránkách společnosti.</text:p>
      <text:p text:style-name="P2"/>
      <text:p text:style-name="P2">Základem ceny ukázkové akce je paušální poplatek 400 Kč/hod pro 1-2 osoby. Za každé 2 další osoby účastnící se konzultace je účtován poplatek 150 Kč/hod, přičemž jsou možné individuální množstevní slevy (zejména pro větší počty osob). Doprava konzultanta k zákazníkovi je do 5 km zdarma, při větší vzdálenosti je cena stanovena dle části „Dopravné“. Ceny za doplňkové služby jsou stanoveny individuálně dle typu a rozsahu akce.</text:p>
      <text:p text:style-name="P2"/>
      <text:p text:style-name="P2">Platba za ukázkové akce probíhá buďto v hotovosti v rámci prováděné akce nebo převodem na bankovní či PayPal účet společnosti do stanoveného data splatnosti (typicky 14 dní).</text:p>
      <text:p text:style-name="P2"/>
      <text:p text:style-name="P2">Cena za službu dlouhodobé tematické akce je stanovena individuálně. V případě stále nabízených <text:s/>gurmánských víkendů je základem ceny paušální poplatek 4000 Kč za 1,5-denní variantu a 5000 Kč za prodlouženou 2,5-denní variantu. Cena je platná do počtu 20 zúčastněných osob, nad tento počet je cena stanovena individuálně. Součástí ceny jsou v tomto případě i náklady za doplňkovou službu <text:s/>dodávka surovin a potřeb. Ceny za doplňkovou službu ubytování jsou rovněž stanoveny individuálně dle rozsahu akce, lokality a parametrů ubytovacích prostor apod.</text:p>
      <text:p text:style-name="P2"/>
      <text:p text:style-name="P2">Platba za gurmánské víkendy probíhá v dvou krocích. Zálohou ve stanovené výši (typicky 50% paušálního poplatku) předem na <text:s/>bankovní či PayPal účet společnosti a dodatečně po skončení akce v hotovosti nebo převodem na účet do stanoveného data splatnosti (typicky 14 dní). Platba je rozdělena na dvě části vzhledem k vyšším částkám (vyššímu riziku) a variabilitě dodatečných nákladů u tohoto typu služby.</text:p>
      <text:p text:style-name="P2"/>
      <text:p text:style-name="P1">Dopravné</text:p>
      <text:p text:style-name="P2"/>
      <text:p text:style-name="P2"><text:soft-page-break/>TODO: tady bude tabulka cen -do 5km zdarma pak</text:p>
      <text:p text:style-name="P2"/>
      <text:p text:style-name="P2">Ceny se můžou měnit dle aktuálních cen pohonných hmot a dalších souvisejících poplatků. Aktuální informace jsou dostupné na webových stránkách společnosti.</text:p>
      <text:p text:style-name="P2"/>
      <text:p text:style-name="P1">Věrnostní slevy</text:p>
      <text:p text:style-name="P7"/>
      <text:p text:style-name="P7">TODO:</text:p>
      <text:p text:style-name="P7"/>
      <text:p text:style-name="P7">Odstupňované snižování cen např. za 10 konzultací/akcí 8% dolů atd. max. ale o 40% původní ceny.</text:p>
      <text:p text:style-name="P7"/>
      <text:p text:style-name="P7">Speciální slevy pro gastro provozy?</text:p>
      <text:p text:style-name="P7"/>
      <text:h text:style-name="P10" text:outline-level="2">Distribuce</text:h>
      <text:p text:style-name="P7"/>
      <text:p text:style-name="P7">První (nepřímá) fáze gastronomického poradenství je zákazníkovi poskytována telefonicky. K dispozici jsou dvě samostatné linky – pro jednorázové a stálé zákazníky (viz kapitola cena).</text:p>
      <text:p text:style-name="P7"/>
      <text:p text:style-name="P7">Přímá fáze poradenství, krátkodobé i tematické akce jsou poskytovány osobně příjezdem jednoho ze zaměstnanců na místo domluvené v rámci objednávky nebo první fáze poradenství.</text:p>
      <text:p text:style-name="P7"/>
      <text:h text:style-name="P10" text:outline-level="2">Propagace</text:h>
      <text:p text:style-name="P7"/>
      <text:p text:style-name="P7">TODO:</text:p>
      <text:p text:style-name="P7"/>
      <text:p text:style-name="P7"/>
      <text:h text:style-name="P10" text:outline-level="2">Lidé</text:h>
      <text:p text:style-name="P7"/>
      <text:p text:style-name="P7">TODO: kdo všechno?</text:p>
      <text:p text:style-name="P7"/>
      <text:p text:style-name="P7">-vedení společnosti</text:p>
      <text:p text:style-name="P7">-operátoři (do začátku malý počet 1-2)</text:p>
      <text:p text:style-name="P7">-konzultanti</text:p>
      <text:p text:style-name="P7">-kontrola kvality??</text:p>
      <text:p text:style-name="P7">-??</text:p>
      <text:p text:style-name="P7"/>
      <text:p text:style-name="P7">Osoby, které přicházejí do přímého či nepřímého styku se zákazníkem lze rozdělit do dvou hlavních skupin:</text:p>
      <text:p text:style-name="P7"/>
      <text:list xml:id="list20427653" text:style-name="L4">
        <text:list-item>
          <text:p text:style-name="P8">telefonní konzultanti (operátoři)</text:p>
        </text:list-item>
        <text:list-item>
          <text:p text:style-name="P8">osobní konzultanti (agenti?) zajišťující konzulrace a předváděcí akce u zákazníka</text:p>
        </text:list-item>
      </text:list>
      <text:p text:style-name="P7"/>
      <text:p text:style-name="P7">TODO:</text:p>
      <text:p text:style-name="P7">Konzultanti – dostupní rovnoměrně po území republiky (s růstem firmy -růst jejich počtu, změna hierarchie – oblastní vedoucí apod.)</text:p>
      <text:p text:style-name="P7"/>
      <text:p text:style-name="P7">TODO: Motivace</text:p>
      <text:p text:style-name="P7"><text:soft-page-break/></text:p>
      <text:h text:style-name="P11" text:outline-level="1">Zdroje</text:h>
      <text:p text:style-name="P7"/>
      <text:p text:style-name="P7">TODO:</text:p>
      <text:p text:style-name="P7"/>
      <text:p text:style-name="P7"/>
      <text:p text:style-name="P7"/>
      <text:list xml:id="list20473319" text:style-name="L8">
        <text:list-item>
          <text:p text:style-name="P9">1. HESKOVÁ, M. Marketingová komunikace součást marketingového mixu.</text:p>
          <text:p text:style-name="P9">1. vyd. Praha : VŠE Praha, 2001. ISBN 80-245-0176-7.</text:p>
          <text:p text:style-name="P9"/>
        </text:list-item>
        <text:list-item>
          <text:p text:style-name="P9">Dial Telecom, a.s<text:span text:style-name="T1">.</text:span><text:span text:style-name="T2"> Dial Telecom</text:span><text:span text:style-name="T3"> [online]. Dial Telecom, a.s, 2013–.</text:span></text:p>
          <text:p text:style-name="P9"><text:span text:style-name="T3">URL: http://www.dialtelecom.cz/.</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Slavotinek</meta:initial-creator>
    <meta:creation-date>2013-03-29T20:58:03.51</meta:creation-date>
    <dc:date>2013-03-31T00:35:24.03</dc:date>
    <dc:creator>Tomas Slavotinek</dc:creator>
    <meta:editing-duration>P1DT3H35M58S</meta:editing-duration>
    <meta:editing-cycles>65</meta:editing-cycles>
    <meta:generator>OpenOffice.org/3.3$Win32 OpenOffice.org_project/330m20$Build-9567</meta:generator>
    <meta:document-statistic meta:table-count="0" meta:image-count="0" meta:object-count="0" meta:page-count="6" meta:paragraph-count="94" meta:word-count="1801" meta:character-count="12585"/>
  </office:meta>
</office:document-meta>
</file>